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  <style:text-properties fo:font-size="58pt"/>
    </style:style>
    <style:style style:name="P2" style:family="paragraph">
      <style:paragraph-properties fo:margin-left="0cm" fo:margin-right="0cm" fo:text-align="center" fo:text-indent="0cm"/>
      <style:text-properties fo:color="#ffffff" fo:font-size="58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size="72pt" fo:font-weight="bold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szyscy dziękujcie Panu,</text:span><text:span text:style-name="T1"><text:line-break/></text:span><text:span text:style-name="T1">Bo Jego łaska</text:span><text:span text:style-name="T1"><text:line-break/></text:span><text:span text:style-name="T1">nad nami na wieki</text:span><text:span text:style-name="T1"><text:line-break/></text:span><text:span text:style-name="T1">W ucisku wzywajcie Pana,</text:span><text:span text:style-name="T1"><text:line-break/></text:span><text:span text:style-name="T1">On nas wysłucha,</text:span><text:span text:style-name="T1"><text:line-break/></text:span><text:span text:style-name="T1">wolnością obdarz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Moją mocą, moją pieśnią</text:span><text:span text:style-name="T1"><text:line-break/></text:span><text:span text:style-name="T1">Pan się stał</text:span><text:span text:style-name="T1"><text:line-break/></text:span><text:span text:style-name="T1">Mój wspomożyciel</text:span><text:span text:style-name="T1"><text:line-break/></text:span><text:span text:style-name="T1">Hosanna</text:span><text:span text:style-name="T1"><text:line-break/></text:span><text:span text:style-name="T1">Zewsząd mnie wróg osaczył,</text:span><text:span text:style-name="T1"><text:line-break/></text:span><text:span text:style-name="T1">Palił mnie jak ogień</text:span><text:span text:style-name="T1"><text:line-break/></text:span><text:span text:style-name="T1">trawiący ciernie</text:span><text:span text:style-name="T1"><text:line-break/></text:span><text:span text:style-name="T1">Pchnął mnie</text:span><text:span text:style-name="T1"><text:line-break/></text:span><text:span text:style-name="T1">bym runął na ziemię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6" draw:layer="layout" svg:width="28.001cm" svg:height="21cm" svg:x="-0.001cm" svg:y="0cm" presentation:class="title" presentation:user-transformed="true">
          <draw:text-box>
            <text:p text:style-name="P5"><text:span text:style-name="T1">Lecz Pan mnie </text:span><text:span text:style-name="T1">powstrzymał</text:span><text:span text:style-name="T1"><text:line-break/></text:span><text:span text:style-name="T1">I dał zwycięstwo</text:span><text:span text:style-name="T1"><text:line-break/></text:span><text:span text:style-name="T1">Psalmem </text:span><text:span text:style-name="T1">wychwalać będę,</text:span><text:span text:style-name="T1"><text:line-break/></text:span><text:span text:style-name="T1">Moc Twej prawicy</text:span><text:span text:style-name="T1"><text:line-break/></text:span><text:span text:style-name="T1">wzniesionej wysoko</text:span><text:span text:style-name="T1"><text:line-break/></text:span><text:span text:style-name="T1">Przez bramy sprawiedliwości,</text:span><text:span text:style-name="T1"><text:line-break/></text:span><text:span text:style-name="T1">Wejdę by w przybytku</text:span><text:span text:style-name="T1"><text:line-break/></text:span><text:span text:style-name="T1">uwielbiać Cieb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17:15:31</meta:creation-date>
    <dc:creator>Rafał Talacha</dc:creator>
    <dc:date>2009-02-01T15:12:36</dc:date>
    <dc:language>pl-PL</dc:language>
    <meta:editing-cycles>7</meta:editing-cycles>
    <meta:editing-duration>PT6M10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